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6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8696180175801950742" text:style-name="L1">
        <text:list-item>
          <text:p text:style-name="P8">3:56.8</text:p>
        </text:list-item>
        <text:list-item>
          <text:p text:style-name="P8">3:53.8</text:p>
        </text:list-item>
        <text:list-item>
          <text:p text:style-name="P8">3:50.8</text:p>
        </text:list-item>
        <text:list-item>
          <text:p text:style-name="P8">3:47.8</text:p>
        </text:list-item>
        <text:list-item>
          <text:p text:style-name="P8">3:45.0</text:p>
        </text:list-item>
        <text:list-item>
          <text:p text:style-name="P8">3:42.2</text:p>
        </text:list-item>
        <text:list-item>
          <text:p text:style-name="P8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here:</text:p>
      <text:list xml:id="list5571528300446439245" text:style-name="L2">
        <text:list-item>
          <text:p text:style-name="P9">2:00 <text:s text:c="2"/>(10:00/mi)</text:p>
        </text:list-item>
        <text:list-item>
          <text:p text:style-name="P9">1:58</text:p>
        </text:list-item>
        <text:list-item>
          <text:p text:style-name="P9">1:56</text:p>
        </text:list-item>
        <text:list-item>
          <text:p text:style-name="P9">1:51</text:p>
        </text:list-item>
        <text:list-item>
          <text:p text:style-name="P9">1:49.4</text:p>
        </text:list-item>
        <text:list-item>
          <text:p text:style-name="P9">1:51.4</text:p>
        </text:list-item>
        <text:list-item>
          <text:p text:style-name="P9">1:47.7</text:p>
        </text:list-item>
        <text:list-item>
          <text:p text:style-name="P9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7.8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10T22:05:03.21</dc:date>
    <dc:creator>James Lombardi</dc:creator>
    <meta:editing-duration>PT3H45M43S</meta:editing-duration>
    <meta:editing-cycles>27</meta:editing-cycles>
    <meta:document-statistic meta:table-count="0" meta:image-count="0" meta:object-count="0" meta:page-count="3" meta:paragraph-count="107" meta:word-count="1052" meta:character-count="5245"/>
  </office:meta>
</office:document-meta>
</file>